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ystem" style:font-pitch="variable"/>
    <style:font-face style:name="Helvetica" svg:font-family="Helvetica" style:font-family-generic="swiss"/>
    <style:font-face style:name="Liberation Mono" svg:font-family="'Liberation Mono', Cousine, 'DejaVu Sans Mono'" style:font-family-generic="modern" style:font-pitch="fixed"/>
    <style:font-face style:name="Liberation Mono1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69cm"/>
    </style:style>
    <style:style style:name="co3" style:family="table-column">
      <style:table-column-properties fo:break-before="auto" style:column-width="10.375cm"/>
    </style:style>
    <style:style style:name="co4" style:family="table-column">
      <style:table-column-properties fo:break-before="auto" style:column-width="2.895cm"/>
    </style:style>
    <style:style style:name="co5" style:family="table-column">
      <style:table-column-properties fo:break-before="auto" style:column-width="4.274cm"/>
    </style:style>
    <style:style style:name="co6" style:family="table-column">
      <style:table-column-properties fo:break-before="auto" style:column-width="4.43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2" style:family="table-cell" style:parent-style-name="Default">
      <style:text-properties fo:color="#999999"/>
    </style:style>
    <style:style style:name="ce13" style:family="table-cell" style:parent-style-name="Default">
      <style:table-cell-properties fo:background-color="#81d41a"/>
    </style:style>
    <style:style style:name="ce14" style:family="table-cell" style:parent-style-name="Default" style:data-style-name="N70">
      <style:table-cell-properties fo:background-color="#81d41a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ext-properties style:use-window-font-color="true" style:text-outline="false" style:text-line-through-style="none" style:text-line-through-type="none" style:font-name="Helvetic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2pt" style:language-asian="none" style:country-asian="none" style:font-style-asian="normal" style:font-weight-asian="normal" style:font-name-complex="Helvetic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70"/>
    <style:style style:name="ce18" style:family="table-cell" style:parent-style-name="Default" style:data-style-name="N70">
      <style:text-properties fo:color="#999999"/>
    </style:style>
    <style:style style:name="ce19" style:family="table-cell" style:parent-style-name="Default" style:data-style-name="N0"/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1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Liberation Mono1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ce14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office:value-type="string" calcext:value-type="string">
            <text:p>Taxa</text:p>
          </table:table-cell>
          <table:table-cell office:value-type="string" calcext:value-type="string">
            <text:p>Dimensions</text:p>
          </table:table-cell>
          <table:table-cell office:value-type="string" calcext:value-type="string">
            <text:p>levels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here</text:p>
          </table:table-cell>
          <table:table-cell table:style-name="Default" office:value-type="string" calcext:value-type="string">
            <text:p>Statu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RAM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formula="of:=SUM([.H3:.H5297])" office:value-type="float" office:value="21715.811745" calcext:value-type="float">
            <text:p>21715.811745</text:p>
          </table:table-cell>
          <table:table-cell table:formula="of:=[.H2]/24/365" office:value-type="float" office:value="2.47897394349315" calcext:value-type="float">
            <text:p>2.47897394349315</text:p>
          </table:table-cell>
          <table:table-cell office:value-type="string" calcext:value-type="string">
            <text:p>&lt;- CPU years</text:p>
          </table:table-cell>
          <table:table-cell table:formula="of:=SUM([.J3:.J456])" office:value-type="float" office:value="3949.4" calcext:value-type="float">
            <text:p>3949.4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1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154.3671" calcext:value-type="float">
            <text:p>154.3671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2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153.2832" calcext:value-type="float">
            <text:p>153.2832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3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154.1598" calcext:value-type="float">
            <text:p>154.1598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6604" calcext:value-type="float">
            <text:p>6604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Telluraves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151.2328" calcext:value-type="float">
            <text:p>151.2328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Strisores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1.647848" calcext:value-type="float">
            <text:p>1.647848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table:style-name="ce12" office:value-type="float" office:value="52" calcext:value-type="float">
            <text:p>5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superorder_lvl_order_suborder_Paleognathae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2"/>
          <table:table-cell table:style-name="ce18"/>
          <table:table-cell table:style-name="ce12" table:number-columns-repeated="1015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Otidimorphae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0.9" calcext:value-type="float">
            <text:p>0.9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superorder_lvl_order_suborder_Mirandornithes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2"/>
          <table:table-cell table:style-name="ce18"/>
          <table:table-cell table:style-name="ce12" table:number-columns-repeated="1015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Galloanserae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.973291" calcext:value-type="float">
            <text:p>2.973291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Columbbimorphae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1.264576" calcext:value-type="float">
            <text:p>1.264576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Aequornithes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.703039" calcext:value-type="float">
            <text:p>2.703039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table:style-name="ce12" office:value-type="float" office:value="240" calcext:value-type="float">
            <text:p>240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Accipitriformes <text:s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156" calcext:value-type="float">
            <text:p>156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Anseriformes <text:s text:c="4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331" calcext:value-type="float">
            <text:p>331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Apodiformes <text:s text:c="5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66" calcext:value-type="float">
            <text:p>66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Bucerotiformes <text:s text:c="2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23" calcext:value-type="float">
            <text:p>23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Caprimulgiformes 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Charadriiformes <text:s/>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1.920523" calcext:value-type="float">
            <text:p>1.920523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table:style-name="ce12" office:value-type="float" office:value="19" calcext:value-type="float">
            <text:p>19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Ciconiiformes <text:s text:c="3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8"/>
          <table:table-cell table:style-name="ce12" office:value-type="string" calcext:value-type="string">
            <text:p>s</text:p>
          </table:table-cell>
          <table:table-cell table:style-name="ce12" table:number-columns-repeated="1009"/>
        </table:table-row>
        <table:table-row table:style-name="ro1">
          <table:table-cell table:style-name="ce12" office:value-type="float" office:value="266" calcext:value-type="float">
            <text:p>266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Columbiformes <text:s text:c="3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149" calcext:value-type="float">
            <text:p>149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Coraciiformes <text:s text:c="3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134" calcext:value-type="float">
            <text:p>134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Cuculiformes <text:s text:c="4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63" calcext:value-type="float">
            <text:p>63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Falconiformes <text:s text:c="3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265" calcext:value-type="float">
            <text:p>265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Galliformes <text:s text:c="5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Gruiformes <text:s text:c="6"/>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0.5" calcext:value-type="float">
            <text:p>0.5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Musophagiformes <text:s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Otidiformes <text:s text:c="5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Passeriformes <text:s text:c="3"/>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59.92457" calcext:value-type="float">
            <text:p>59.92457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table:style-name="ce12" office:value-type="float" office:value="103" calcext:value-type="float">
            <text:p>103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Pelecaniformes <text:s text:c="2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Piciformes <text:s text:c="6"/>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1.756259" calcext:value-type="float">
            <text:p>1.756259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Podicipediformes 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112" calcext:value-type="float">
            <text:p>1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Procellariiformes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341" calcext:value-type="float">
            <text:p>341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Psittaciformes <text:s text:c="2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Pterocliformes <text:s text:c="2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Sphenisciformes <text:s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76" calcext:value-type="float">
            <text:p>76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Strigiformes <text:s text:c="4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52" calcext:value-type="float">
            <text:p>5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Suliformes <text:s text:c="6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41" calcext:value-type="float">
            <text:p>41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Tinamiformes <text:s text:c="4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41" calcext:value-type="float">
            <text:p>41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Trogoniformes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Ardei <text:s text:c="6"/>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0.5" calcext:value-type="float">
            <text:p>0.5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table:style-name="ce12" office:value-type="float" office:value="57" calcext:value-type="float">
            <text:p>57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suborder_lvl_superfam_fam_Buceroti <text:s text:c="3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98" calcext:value-type="float">
            <text:p>98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suborder_lvl_superfam_fam_Charadrii <text:s text:c="2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Galbuli <text:s text:c="4"/>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0.2" calcext:value-type="float">
            <text:p>0.2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table:style-name="ce12" office:value-type="float" office:value="19" calcext:value-type="float">
            <text:p>19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suborder_lvl_superfam_fam_Grui <text:s text:c="7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Lari <text:s text:c="7"/>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1" calcext:value-type="float">
            <text:p>1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office:value-type="float" office:value="4249" calcext:value-type="float">
            <text:p>4249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asseri <text:s text:c="4"/>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108.4344" calcext:value-type="float">
            <text:p>108.4344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hasianoidea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1" calcext:value-type="float">
            <text:p>1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ici <text:s text:c="7"/>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1.65647" calcext:value-type="float">
            <text:p>1.65647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table:style-name="ce12" office:value-type="float" office:value="119" calcext:value-type="float">
            <text:p>119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suborder_lvl_superfam_fam_Ralli <text:s text:c="6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102" calcext:value-type="float">
            <text:p>10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suborder_lvl_superfam_fam_Scolopaci <text:s text:c="2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office:value-type="float" office:value="978" calcext:value-type="float">
            <text:p>97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Tyranni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10.32763" calcext:value-type="float">
            <text:p>10.32763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Certhioidea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0.5" calcext:value-type="float">
            <text:p>0.5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Corvoidea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7.513349" calcext:value-type="float">
            <text:p>7.513349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Meliphagoidea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1.24356" calcext:value-type="float">
            <text:p>1.24356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table:style-name="ce12" office:value-type="float" office:value="27" calcext:value-type="float">
            <text:p>27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superfam_lvl_fam_Menuroidea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50.88889" calcext:value-type="float">
            <text:p>50.88889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39.99389" calcext:value-type="float">
            <text:p>39.99389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57.25667" calcext:value-type="float">
            <text:p>57.25667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52.92556" calcext:value-type="float">
            <text:p>52.92556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7.18944" calcext:value-type="float">
            <text:p>47.1894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9.62278" calcext:value-type="float">
            <text:p>49.62278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39.8975" calcext:value-type="float">
            <text:p>39.8975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54.17833" calcext:value-type="float">
            <text:p>54.17833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62.19722" calcext:value-type="float">
            <text:p>62.19722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55.69444" calcext:value-type="float">
            <text:p>55.6944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53.1175" calcext:value-type="float">
            <text:p>53.1175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53.83056" calcext:value-type="float">
            <text:p>53.83056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51.9325" calcext:value-type="float">
            <text:p>51.9325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5.25278" calcext:value-type="float">
            <text:p>45.25278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" calcext:value-type="float">
            <text:p>41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4.53639" calcext:value-type="float">
            <text:p>44.53639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.30389" calcext:value-type="float">
            <text:p>41.30389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.93361" calcext:value-type="float">
            <text:p>41.93361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9.05028" calcext:value-type="float">
            <text:p>49.05028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.75528" calcext:value-type="float">
            <text:p>41.75528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7.15694" calcext:value-type="float">
            <text:p>47.1569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.69" calcext:value-type="float">
            <text:p>41.69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.77806" calcext:value-type="float">
            <text:p>41.77806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8.5525" calcext:value-type="float">
            <text:p>48.5525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52.06056" calcext:value-type="float">
            <text:p>52.06056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4.83694" calcext:value-type="float">
            <text:p>44.8369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.69611" calcext:value-type="float">
            <text:p>41.69611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.05944" calcext:value-type="float">
            <text:p>41.0594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.46444" calcext:value-type="float">
            <text:p>41.4644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.63972" calcext:value-type="float">
            <text:p>41.63972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6.4725" calcext:value-type="float">
            <text:p>46.4725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.19111" calcext:value-type="float">
            <text:p>41.19111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37.81167" calcext:value-type="float">
            <text:p>37.81167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.73944" calcext:value-type="float">
            <text:p>41.7394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.72083" calcext:value-type="float">
            <text:p>41.72083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.34333" calcext:value-type="float">
            <text:p>41.34333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.72333" calcext:value-type="float">
            <text:p>41.72333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6" office:value-type="float" office:value="37.70417" calcext:value-type="float">
            <text:p>37.70417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.66583" calcext:value-type="float">
            <text:p>41.66583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6" office:value-type="float" office:value="37.81167" calcext:value-type="float">
            <text:p>37.81167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6" office:value-type="float" office:value="37.72806" calcext:value-type="float">
            <text:p>37.72806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6" office:value-type="float" office:value="37.66361" calcext:value-type="float">
            <text:p>37.66361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6" office:value-type="float" office:value="37.77306" calcext:value-type="float">
            <text:p>37.77306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6" office:value-type="float" office:value="37.82556" calcext:value-type="float">
            <text:p>37.82556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0444" calcext:value-type="float">
            <text:p>37.7044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5806" calcext:value-type="float">
            <text:p>37.65806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6" office:value-type="float" office:value="37.70389" calcext:value-type="float">
            <text:p>37.70389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6" office:value-type="float" office:value="37.80417" calcext:value-type="float">
            <text:p>37.80417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6" office:value-type="float" office:value="37.6675" calcext:value-type="float">
            <text:p>37.6675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6" office:value-type="float" office:value="37.79556" calcext:value-type="float">
            <text:p>37.79556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6" office:value-type="float" office:value="55.22083" calcext:value-type="float">
            <text:p>55.22083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75444" calcext:value-type="float">
            <text:p>52.7544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525" calcext:value-type="float">
            <text:p>37.6525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0444" calcext:value-type="float">
            <text:p>37.7044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6972" calcext:value-type="float">
            <text:p>37.76972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9528" calcext:value-type="float">
            <text:p>37.79528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6778" calcext:value-type="float">
            <text:p>37.76778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4444" calcext:value-type="float">
            <text:p>37.7444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389" calcext:value-type="float">
            <text:p>37.71389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5944" calcext:value-type="float">
            <text:p>48.3594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65778" calcext:value-type="float">
            <text:p>49.65778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63667" calcext:value-type="float">
            <text:p>47.63667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20417" calcext:value-type="float">
            <text:p>43.20417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79361" calcext:value-type="float">
            <text:p>49.79361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69583" calcext:value-type="float">
            <text:p>50.69583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0472" calcext:value-type="float">
            <text:p>41.30472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41333" calcext:value-type="float">
            <text:p>41.41333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82944" calcext:value-type="float">
            <text:p>41.8294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73667" calcext:value-type="float">
            <text:p>41.73667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8.09972" calcext:value-type="float">
            <text:p>58.09972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85583" calcext:value-type="float">
            <text:p>52.85583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4889" calcext:value-type="float">
            <text:p>41.34889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66194" calcext:value-type="float">
            <text:p>41.6619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45944" calcext:value-type="float">
            <text:p>41.4594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95139" calcext:value-type="float">
            <text:p>51.95139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03056" calcext:value-type="float">
            <text:p>40.03056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8.7175" calcext:value-type="float">
            <text:p>58.7175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77722" calcext:value-type="float">
            <text:p>52.77722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29361" calcext:value-type="float">
            <text:p>47.29361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37611" calcext:value-type="float">
            <text:p>50.37611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5775" calcext:value-type="float">
            <text:p>50.5775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2139" calcext:value-type="float">
            <text:p>41.32139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67722" calcext:value-type="float">
            <text:p>41.67722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94528" calcext:value-type="float">
            <text:p>41.94528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52222" calcext:value-type="float">
            <text:p>51.52222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77944" calcext:value-type="float">
            <text:p>53.7794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77694" calcext:value-type="float">
            <text:p>53.7769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58167" calcext:value-type="float">
            <text:p>52.58167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75306" calcext:value-type="float">
            <text:p>51.75306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67028" calcext:value-type="float">
            <text:p>45.67028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6.37944" calcext:value-type="float">
            <text:p>46.3794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06889" calcext:value-type="float">
            <text:p>48.06889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5111" calcext:value-type="float">
            <text:p>37.75111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6.595" calcext:value-type="float">
            <text:p>46.595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2139" calcext:value-type="float">
            <text:p>41.32139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5806" calcext:value-type="float">
            <text:p>37.75806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" calcext:value-type="float">
            <text:p>37.7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6.98972" calcext:value-type="float">
            <text:p>56.98972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4889" calcext:value-type="float">
            <text:p>37.74889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06889" calcext:value-type="float">
            <text:p>48.06889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9" calcext:value-type="float">
            <text:p>8749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94417" calcext:value-type="float">
            <text:p>49.94417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0" calcext:value-type="float">
            <text:p>8750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5375" calcext:value-type="float">
            <text:p>47.5375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1" calcext:value-type="float">
            <text:p>8751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54972" calcext:value-type="float">
            <text:p>51.5497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2" calcext:value-type="float">
            <text:p>8752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35167" calcext:value-type="float">
            <text:p>50.35167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3" calcext:value-type="float">
            <text:p>8753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73" calcext:value-type="float">
            <text:p>54.73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4" calcext:value-type="float">
            <text:p>8754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53278" calcext:value-type="float">
            <text:p>47.53278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5" calcext:value-type="float">
            <text:p>8755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2139" calcext:value-type="float">
            <text:p>41.32139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6" calcext:value-type="float">
            <text:p>8756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1722" calcext:value-type="float">
            <text:p>48.3172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7" calcext:value-type="float">
            <text:p>8757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03778" calcext:value-type="float">
            <text:p>50.03778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8" calcext:value-type="float">
            <text:p>8758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02361" calcext:value-type="float">
            <text:p>50.0236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9" calcext:value-type="float">
            <text:p>8759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07694" calcext:value-type="float">
            <text:p>50.07694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0" calcext:value-type="float">
            <text:p>8760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69861" calcext:value-type="float">
            <text:p>49.6986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1" calcext:value-type="float">
            <text:p>8761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57472" calcext:value-type="float">
            <text:p>49.5747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2" calcext:value-type="float">
            <text:p>8762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61167" calcext:value-type="float">
            <text:p>49.61167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3" calcext:value-type="float">
            <text:p>8763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66833" calcext:value-type="float">
            <text:p>49.66833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4" calcext:value-type="float">
            <text:p>876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61806" calcext:value-type="float">
            <text:p>49.61806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5" calcext:value-type="float">
            <text:p>8765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66306" calcext:value-type="float">
            <text:p>43.66306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6" calcext:value-type="float">
            <text:p>8766</text:p>
          </table:table-cell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815" calcext:value-type="float">
            <text:p>49.815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7" calcext:value-type="float">
            <text:p>8767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65528" calcext:value-type="float">
            <text:p>47.65528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8" calcext:value-type="float">
            <text:p>8768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361" calcext:value-type="float">
            <text:p>37.6736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9" calcext:value-type="float">
            <text:p>8769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6" calcext:value-type="float">
            <text:p>37.76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0" calcext:value-type="float">
            <text:p>8770</text:p>
          </table:table-cell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065" calcext:value-type="float">
            <text:p>50.065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1" calcext:value-type="float">
            <text:p>8771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2917" calcext:value-type="float">
            <text:p>37.72917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2" calcext:value-type="float">
            <text:p>8772</text:p>
          </table:table-cell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8.25111" calcext:value-type="float">
            <text:p>38.2511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3" calcext:value-type="float">
            <text:p>8773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944" calcext:value-type="float">
            <text:p>37.71944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4" calcext:value-type="float">
            <text:p>8774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722" calcext:value-type="float">
            <text:p>37.6772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5" calcext:value-type="float">
            <text:p>8775</text:p>
          </table:table-cell>
          <table:table-cell office:value-type="float" office:value="8" calcext:value-type="float">
            <text:p>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4889" calcext:value-type="float">
            <text:p>48.34889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6" calcext:value-type="float">
            <text:p>8776</text:p>
          </table:table-cell>
          <table:table-cell office:value-type="float" office:value="8" calcext:value-type="float">
            <text:p>8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5444" calcext:value-type="float">
            <text:p>48.35444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7" calcext:value-type="float">
            <text:p>8777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3056" calcext:value-type="float">
            <text:p>48.33056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8" calcext:value-type="float">
            <text:p>8778</text:p>
          </table:table-cell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04083" calcext:value-type="float">
            <text:p>50.04083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9" calcext:value-type="float">
            <text:p>8779</text:p>
          </table:table-cell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25139" calcext:value-type="float">
            <text:p>39.25139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0" calcext:value-type="float">
            <text:p>8780</text:p>
          </table:table-cell>
          <table:table-cell office:value-type="float" office:value="8" calcext:value-type="float">
            <text:p>8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23556" calcext:value-type="float">
            <text:p>39.23556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1" calcext:value-type="float">
            <text:p>8781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8667" calcext:value-type="float">
            <text:p>48.38667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2" calcext:value-type="float">
            <text:p>8782</text:p>
          </table:table-cell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24806" calcext:value-type="float">
            <text:p>43.24806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3" calcext:value-type="float">
            <text:p>8783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95472" calcext:value-type="float">
            <text:p>44.9547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4" calcext:value-type="float">
            <text:p>8784</text:p>
          </table:table-cell>
          <table:table-cell office:value-type="float" office:value="8" calcext:value-type="float">
            <text:p>8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27972" calcext:value-type="float">
            <text:p>50.2797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5" calcext:value-type="float">
            <text:p>8785</text:p>
          </table:table-cell>
          <table:table-cell office:value-type="float" office:value="8" calcext:value-type="float">
            <text:p>8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55111" calcext:value-type="float">
            <text:p>48.5511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6" calcext:value-type="float">
            <text:p>8786</text:p>
          </table:table-cell>
          <table:table-cell office:value-type="float" office:value="8" calcext:value-type="float">
            <text:p>8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39972" calcext:value-type="float">
            <text:p>50.3997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7" calcext:value-type="float">
            <text:p>8787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4056" calcext:value-type="float">
            <text:p>48.44056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8" calcext:value-type="float">
            <text:p>8788</text:p>
          </table:table-cell>
          <table:table-cell office:value-type="float" office:value="8" calcext:value-type="float">
            <text:p>8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0472" calcext:value-type="float">
            <text:p>48.4047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9" calcext:value-type="float">
            <text:p>8789</text:p>
          </table:table-cell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1472" calcext:value-type="float">
            <text:p>48.3147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0" calcext:value-type="float">
            <text:p>8790</text:p>
          </table:table-cell>
          <table:table-cell office:value-type="float" office:value="8" calcext:value-type="float">
            <text:p>8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4889" calcext:value-type="float">
            <text:p>48.34889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1" calcext:value-type="float">
            <text:p>8791</text:p>
          </table:table-cell>
          <table:table-cell office:value-type="float" office:value="8" calcext:value-type="float">
            <text:p>8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2" calcext:value-type="float">
            <text:p>48.4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2" calcext:value-type="float">
            <text:p>8792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41528" calcext:value-type="float">
            <text:p>45.41528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3" calcext:value-type="float">
            <text:p>8793</text:p>
          </table:table-cell>
          <table:table-cell office:value-type="float" office:value="8" calcext:value-type="float">
            <text:p>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76472" calcext:value-type="float">
            <text:p>50.7647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4" calcext:value-type="float">
            <text:p>8794</text:p>
          </table:table-cell>
          <table:table-cell office:value-type="float" office:value="8" calcext:value-type="float">
            <text:p>8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95472" calcext:value-type="float">
            <text:p>49.9547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5" calcext:value-type="float">
            <text:p>8795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47222" calcext:value-type="float">
            <text:p>50.4722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6" calcext:value-type="float">
            <text:p>8796</text:p>
          </table:table-cell>
          <table:table-cell office:value-type="float" office:value="8" calcext:value-type="float">
            <text:p>8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62611" calcext:value-type="float">
            <text:p>47.6261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7" calcext:value-type="float">
            <text:p>8797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12861" calcext:value-type="float">
            <text:p>41.1286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8" calcext:value-type="float">
            <text:p>8798</text:p>
          </table:table-cell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72028" calcext:value-type="float">
            <text:p>41.72028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9" calcext:value-type="float">
            <text:p>8799</text:p>
          </table:table-cell>
          <table:table-cell office:value-type="float" office:value="8" calcext:value-type="float">
            <text:p>8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88111" calcext:value-type="float">
            <text:p>40.8811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0" calcext:value-type="float">
            <text:p>8800</text:p>
          </table:table-cell>
          <table:table-cell office:value-type="float" office:value="8" calcext:value-type="float">
            <text:p>8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71083" calcext:value-type="float">
            <text:p>41.71083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1" calcext:value-type="float">
            <text:p>8801</text:p>
          </table:table-cell>
          <table:table-cell office:value-type="float" office:value="8" calcext:value-type="float">
            <text:p>8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88167" calcext:value-type="float">
            <text:p>40.88167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2" calcext:value-type="float">
            <text:p>8802</text:p>
          </table:table-cell>
          <table:table-cell office:value-type="float" office:value="8" calcext:value-type="float">
            <text:p>8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083" calcext:value-type="float">
            <text:p>37.69083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3" calcext:value-type="float">
            <text:p>8803</text:p>
          </table:table-cell>
          <table:table-cell office:value-type="float" office:value="8" calcext:value-type="float">
            <text:p>8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8.25806" calcext:value-type="float">
            <text:p>38.25806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4" calcext:value-type="float">
            <text:p>8804</text:p>
          </table:table-cell>
          <table:table-cell office:value-type="float" office:value="8" calcext:value-type="float">
            <text:p>8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84889" calcext:value-type="float">
            <text:p>43.84889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5" calcext:value-type="float">
            <text:p>8805</text:p>
          </table:table-cell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35444" calcext:value-type="float">
            <text:p>45.35444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6" calcext:value-type="float">
            <text:p>8806</text:p>
          </table:table-cell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0611" calcext:value-type="float">
            <text:p>37.7061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7" calcext:value-type="float">
            <text:p>8807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2583" calcext:value-type="float">
            <text:p>37.62583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8" calcext:value-type="float">
            <text:p>8808</text:p>
          </table:table-cell>
          <table:table-cell office:value-type="float" office:value="8" calcext:value-type="float">
            <text:p>8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2417" calcext:value-type="float">
            <text:p>37.72417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9" calcext:value-type="float">
            <text:p>8809</text:p>
          </table:table-cell>
          <table:table-cell office:value-type="float" office:value="8" calcext:value-type="float">
            <text:p>8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194" calcext:value-type="float">
            <text:p>37.69194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0" calcext:value-type="float">
            <text:p>8810</text:p>
          </table:table-cell>
          <table:table-cell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8722" calcext:value-type="float">
            <text:p>37.6872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8.23861" calcext:value-type="float">
            <text:p>38.2386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2" calcext:value-type="float">
            <text:p>8812</text:p>
          </table:table-cell>
          <table:table-cell office:value-type="float" office:value="8" calcext:value-type="float">
            <text:p>8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667" calcext:value-type="float">
            <text:p>37.67667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3" calcext:value-type="float">
            <text:p>8813</text:p>
          </table:table-cell>
          <table:table-cell office:value-type="float" office:value="8" calcext:value-type="float">
            <text:p>8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2722" calcext:value-type="float">
            <text:p>37.6272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4" calcext:value-type="float">
            <text:p>8814</text:p>
          </table:table-cell>
          <table:table-cell office:value-type="float" office:value="8" calcext:value-type="float">
            <text:p>8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889" calcext:value-type="float">
            <text:p>37.67889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5" calcext:value-type="float">
            <text:p>8815</text:p>
          </table:table-cell>
          <table:table-cell office:value-type="float" office:value="8" calcext:value-type="float">
            <text:p>8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194" calcext:value-type="float">
            <text:p>37.69194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6" calcext:value-type="float">
            <text:p>8816</text:p>
          </table:table-cell>
          <table:table-cell office:value-type="float" office:value="8" calcext:value-type="float">
            <text:p>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54389" calcext:value-type="float">
            <text:p>41.54389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7" calcext:value-type="float">
            <text:p>8817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5222" calcext:value-type="float">
            <text:p>37.7522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8" calcext:value-type="float">
            <text:p>8818</text:p>
          </table:table-cell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972" calcext:value-type="float">
            <text:p>37.7197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9" calcext:value-type="float">
            <text:p>8819</text:p>
          </table:table-cell>
          <table:table-cell office:value-type="float" office:value="8" calcext:value-type="float">
            <text:p>8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96167" calcext:value-type="float">
            <text:p>39.96167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0" calcext:value-type="float">
            <text:p>8820</text:p>
          </table:table-cell>
          <table:table-cell office:value-type="float" office:value="8" calcext:value-type="float">
            <text:p>8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91083" calcext:value-type="float">
            <text:p>45.91083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8" calcext:value-type="float">
            <text:p>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62667" calcext:value-type="float">
            <text:p>51.62667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2" calcext:value-type="float">
            <text:p>8822</text:p>
          </table:table-cell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75028" calcext:value-type="float">
            <text:p>51.75028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3" calcext:value-type="float">
            <text:p>8823</text:p>
          </table:table-cell>
          <table:table-cell office:value-type="float" office:value="8" calcext:value-type="float">
            <text:p>8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556" calcext:value-type="float">
            <text:p>37.71556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4" calcext:value-type="float">
            <text:p>8824</text:p>
          </table:table-cell>
          <table:table-cell office:value-type="float" office:value="8" calcext:value-type="float">
            <text:p>8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35333" calcext:value-type="float">
            <text:p>49.35333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5" calcext:value-type="float">
            <text:p>8825</text:p>
          </table:table-cell>
          <table:table-cell office:value-type="float" office:value="8" calcext:value-type="float">
            <text:p>8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5056" calcext:value-type="float">
            <text:p>48.45056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6" calcext:value-type="float">
            <text:p>8826</text:p>
          </table:table-cell>
          <table:table-cell office:value-type="float" office:value="8" calcext:value-type="float">
            <text:p>8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26528" calcext:value-type="float">
            <text:p>40.26528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7" calcext:value-type="float">
            <text:p>8827</text:p>
          </table:table-cell>
          <table:table-cell office:value-type="float" office:value="8" calcext:value-type="float">
            <text:p>8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09389" calcext:value-type="float">
            <text:p>37.09389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8" calcext:value-type="float">
            <text:p>8828</text:p>
          </table:table-cell>
          <table:table-cell office:value-type="float" office:value="8" calcext:value-type="float">
            <text:p>8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48639" calcext:value-type="float">
            <text:p>54.48639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9" calcext:value-type="float">
            <text:p>8829</text:p>
          </table:table-cell>
          <table:table-cell office:value-type="float" office:value="8" calcext:value-type="float">
            <text:p>8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667" calcext:value-type="float">
            <text:p>37.69667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0" calcext:value-type="float">
            <text:p>8830</text:p>
          </table:table-cell>
          <table:table-cell office:value-type="float" office:value="8" calcext:value-type="float">
            <text:p>8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66444" calcext:value-type="float">
            <text:p>39.66444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8" calcext:value-type="float">
            <text:p>8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6694" calcext:value-type="float">
            <text:p>37.66694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2" calcext:value-type="float">
            <text:p>8832</text:p>
          </table:table-cell>
          <table:table-cell office:value-type="float" office:value="8" calcext:value-type="float">
            <text:p>8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8361" calcext:value-type="float">
            <text:p>37.6836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3" calcext:value-type="float">
            <text:p>8833</text:p>
          </table:table-cell>
          <table:table-cell office:value-type="float" office:value="8" calcext:value-type="float">
            <text:p>8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3833" calcext:value-type="float">
            <text:p>37.63833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4" calcext:value-type="float">
            <text:p>8834</text:p>
          </table:table-cell>
          <table:table-cell office:value-type="float" office:value="8" calcext:value-type="float">
            <text:p>8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25028" calcext:value-type="float">
            <text:p>40.25028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5" calcext:value-type="float">
            <text:p>8835</text:p>
          </table:table-cell>
          <table:table-cell office:value-type="float" office:value="8" calcext:value-type="float">
            <text:p>8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6222" calcext:value-type="float">
            <text:p>37.6622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6" calcext:value-type="float">
            <text:p>8836</text:p>
          </table:table-cell>
          <table:table-cell office:value-type="float" office:value="8" calcext:value-type="float">
            <text:p>8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42167" calcext:value-type="float">
            <text:p>40.42167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7" calcext:value-type="float">
            <text:p>8837</text:p>
          </table:table-cell>
          <table:table-cell office:value-type="float" office:value="8" calcext:value-type="float">
            <text:p>8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8417" calcext:value-type="float">
            <text:p>41.38417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8" calcext:value-type="float">
            <text:p>8838</text:p>
          </table:table-cell>
          <table:table-cell office:value-type="float" office:value="8" calcext:value-type="float">
            <text:p>8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3083" calcext:value-type="float">
            <text:p>37.73083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9" calcext:value-type="float">
            <text:p>8839</text:p>
          </table:table-cell>
          <table:table-cell office:value-type="float" office:value="8" calcext:value-type="float">
            <text:p>8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2778" calcext:value-type="float">
            <text:p>37.82778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0" calcext:value-type="float">
            <text:p>8840</text:p>
          </table:table-cell>
          <table:table-cell office:value-type="float" office:value="8" calcext:value-type="float">
            <text:p>8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5361" calcext:value-type="float">
            <text:p>37.6536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1" calcext:value-type="float">
            <text:p>8841</text:p>
          </table:table-cell>
          <table:table-cell office:value-type="float" office:value="8" calcext:value-type="float">
            <text:p>8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6472" calcext:value-type="float">
            <text:p>37.6647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2" calcext:value-type="float">
            <text:p>8842</text:p>
          </table:table-cell>
          <table:table-cell office:value-type="float" office:value="8" calcext:value-type="float">
            <text:p>8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861" calcext:value-type="float">
            <text:p>37.6986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3" calcext:value-type="float">
            <text:p>8843</text:p>
          </table:table-cell>
          <table:table-cell office:value-type="float" office:value="8" calcext:value-type="float">
            <text:p>8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20611" calcext:value-type="float">
            <text:p>47.2061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4" calcext:value-type="float">
            <text:p>8844</text:p>
          </table:table-cell>
          <table:table-cell office:value-type="float" office:value="8" calcext:value-type="float">
            <text:p>8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5.78056" calcext:value-type="float">
            <text:p>55.78056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5" calcext:value-type="float">
            <text:p>8845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09528" calcext:value-type="float">
            <text:p>39.09528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6" calcext:value-type="float">
            <text:p>8846</text:p>
          </table:table-cell>
          <table:table-cell office:value-type="float" office:value="8" calcext:value-type="float">
            <text:p>8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97361" calcext:value-type="float">
            <text:p>51.9736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7" calcext:value-type="float">
            <text:p>8847</text:p>
          </table:table-cell>
          <table:table-cell office:value-type="float" office:value="8" calcext:value-type="float">
            <text:p>8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69778" calcext:value-type="float">
            <text:p>50.69778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8" calcext:value-type="float">
            <text:p>8848</text:p>
          </table:table-cell>
          <table:table-cell office:value-type="float" office:value="8" calcext:value-type="float">
            <text:p>8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6.57222" calcext:value-type="float">
            <text:p>36.5722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78639" calcext:value-type="float">
            <text:p>48.7863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889" calcext:value-type="float">
            <text:p>37.6988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30889" calcext:value-type="float">
            <text:p>50.30889</text:p>
          </table:table-cell>
          <table:table-cell office:value-type="string" calcext:value-type="string">
            <text:p>03/12/21 – 12:37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6583" calcext:value-type="float">
            <text:p>37.7658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667" calcext:value-type="float">
            <text:p>37.7166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0611" calcext:value-type="float">
            <text:p>37.8061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2575" calcext:value-type="float">
            <text:p>41.257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9925" calcext:value-type="float">
            <text:p>39.992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675" calcext:value-type="float">
            <text:p>39.67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99556" calcext:value-type="float">
            <text:p>49.99556</text:p>
          </table:table-cell>
          <table:table-cell office:value-type="string" calcext:value-type="string">
            <text:p>03/12/21 – 12:37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87222" calcext:value-type="float">
            <text:p>43.87222</text:p>
          </table:table-cell>
          <table:table-cell office:value-type="string" calcext:value-type="string">
            <text:p>03/12/21 – 12:37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8222" calcext:value-type="float">
            <text:p>37.882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45333" calcext:value-type="float">
            <text:p>50.45333</text:p>
          </table:table-cell>
          <table:table-cell office:value-type="string" calcext:value-type="string">
            <text:p>03/12/21 – 12:37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91333" calcext:value-type="float">
            <text:p>37.9133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82722" calcext:value-type="float">
            <text:p>50.827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82722" calcext:value-type="float">
            <text:p>50.827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99917" calcext:value-type="float">
            <text:p>37.9991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97028" calcext:value-type="float">
            <text:p>37.9702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93028" calcext:value-type="float">
            <text:p>37.9302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472" calcext:value-type="float">
            <text:p>37.714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4833" calcext:value-type="float">
            <text:p>37.8483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9625" calcext:value-type="float">
            <text:p>50.962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2275" calcext:value-type="float">
            <text:p>45.227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39806" calcext:value-type="float">
            <text:p>50.3980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3722" calcext:value-type="float">
            <text:p>37.737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6444" calcext:value-type="float">
            <text:p>37.8644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5167" calcext:value-type="float">
            <text:p>37.6516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5361" calcext:value-type="float">
            <text:p>37.7536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056" calcext:value-type="float">
            <text:p>37.6905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29222" calcext:value-type="float">
            <text:p>41.292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4333" calcext:value-type="float">
            <text:p>37.7433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1417" calcext:value-type="float">
            <text:p>37.8141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1.87472" calcext:value-type="float">
            <text:p>61.874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4275" calcext:value-type="float">
            <text:p>41.427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15611" calcext:value-type="float">
            <text:p>49.1561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083" calcext:value-type="float">
            <text:p>37.7108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35" calcext:value-type="float">
            <text:p>37.73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90472" calcext:value-type="float">
            <text:p>39.904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99583" calcext:value-type="float">
            <text:p>39.9958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14056" calcext:value-type="float">
            <text:p>40.1405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17167" calcext:value-type="float">
            <text:p>39.1716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48972" calcext:value-type="float">
            <text:p>53.489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50361" calcext:value-type="float">
            <text:p>53.5036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4944" calcext:value-type="float">
            <text:p>37.6494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63944" calcext:value-type="float">
            <text:p>39.6394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16639" calcext:value-type="float">
            <text:p>39.1663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44389" calcext:value-type="float">
            <text:p>41.4438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10722" calcext:value-type="float">
            <text:p>40.107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70194" calcext:value-type="float">
            <text:p>53.7019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1222" calcext:value-type="float">
            <text:p>48.412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90139" calcext:value-type="float">
            <text:p>48.9013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16" calcext:value-type="float">
            <text:p>49.1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75139" calcext:value-type="float">
            <text:p>50.7513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20139" calcext:value-type="float">
            <text:p>49.2013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111" calcext:value-type="float">
            <text:p>37.6711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194" calcext:value-type="float">
            <text:p>37.6719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4278" calcext:value-type="float">
            <text:p>37.8427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5" calcext:value-type="float">
            <text:p>37.6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54278" calcext:value-type="float">
            <text:p>43.5427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.55583" calcext:value-type="float">
            <text:p>60.5558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4806" calcext:value-type="float">
            <text:p>41.3480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1917" calcext:value-type="float">
            <text:p>37.8191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6944" calcext:value-type="float">
            <text:p>37.6694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5167" calcext:value-type="float">
            <text:p>37.7516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725" calcext:value-type="float">
            <text:p>48.72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11972" calcext:value-type="float">
            <text:p>39.119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87278" calcext:value-type="float">
            <text:p>49.8727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9611" calcext:value-type="float">
            <text:p>48.4961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8275" calcext:value-type="float">
            <text:p>39.827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333" calcext:value-type="float">
            <text:p>37.6933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06306" calcext:value-type="float">
            <text:p>40.0630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82306" calcext:value-type="float">
            <text:p>39.8230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194" calcext:value-type="float">
            <text:p>37.7119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583" calcext:value-type="float">
            <text:p>37.6958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14778" calcext:value-type="float">
            <text:p>44.1477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36056" calcext:value-type="float">
            <text:p>44.3605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58667" calcext:value-type="float">
            <text:p>41.5866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75278" calcext:value-type="float">
            <text:p>52.7527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72056" calcext:value-type="float">
            <text:p>52.7205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39056" calcext:value-type="float">
            <text:p>44.3905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44611" calcext:value-type="float">
            <text:p>41.4461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85694" calcext:value-type="float">
            <text:p>40.8569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5.31833" calcext:value-type="float">
            <text:p>65.3183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7.28861" calcext:value-type="float">
            <text:p>57.2886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24694" calcext:value-type="float">
            <text:p>39.2469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5.89389" calcext:value-type="float">
            <text:p>55.8938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64528" calcext:value-type="float">
            <text:p>39.6452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05278" calcext:value-type="float">
            <text:p>54.0527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6028" calcext:value-type="float">
            <text:p>48.4602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4083" calcext:value-type="float">
            <text:p>48.4408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625" calcext:value-type="float">
            <text:p>37.662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2972" calcext:value-type="float">
            <text:p>37.829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8667" calcext:value-type="float">
            <text:p>37.6866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806" calcext:value-type="float">
            <text:p>37.6780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80389" calcext:value-type="float">
            <text:p>48.8038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65972" calcext:value-type="float">
            <text:p>48.659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39417" calcext:value-type="float">
            <text:p>54.3941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44806" calcext:value-type="float">
            <text:p>49.4480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6972" calcext:value-type="float">
            <text:p>37.869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08889" calcext:value-type="float">
            <text:p>40.0888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39333" calcext:value-type="float">
            <text:p>49.3933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57694" calcext:value-type="float">
            <text:p>44.5769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02083" calcext:value-type="float">
            <text:p>47.020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6.98583" calcext:value-type="float">
            <text:p>46.985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9325" calcext:value-type="float">
            <text:p>48.932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82139" calcext:value-type="float">
            <text:p>49.8213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46056" calcext:value-type="float">
            <text:p>50.4605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33611" calcext:value-type="float">
            <text:p>49.3361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91417" calcext:value-type="float">
            <text:p>48.914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315" calcext:value-type="float">
            <text:p>49.31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65528" calcext:value-type="float">
            <text:p>49.655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9306" calcext:value-type="float">
            <text:p>48.3930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0583" calcext:value-type="float">
            <text:p>48.405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79972" calcext:value-type="float">
            <text:p>51.7997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88861" calcext:value-type="float">
            <text:p>47.888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15361" calcext:value-type="float">
            <text:p>49.153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10417" calcext:value-type="float">
            <text:p>48.10417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21694" calcext:value-type="float">
            <text:p>41.2169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36361" calcext:value-type="float">
            <text:p>49.363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76722" calcext:value-type="float">
            <text:p>43.7672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6.40556" calcext:value-type="float">
            <text:p>46.4055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39028" calcext:value-type="float">
            <text:p>44.390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04583" calcext:value-type="float">
            <text:p>48.045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03472" calcext:value-type="float">
            <text:p>48.0347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02833" calcext:value-type="float">
            <text:p>51.0283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26889" calcext:value-type="float">
            <text:p>49.2688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08806" calcext:value-type="float">
            <text:p>54.0880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275" calcext:value-type="float">
            <text:p>52.27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45667" calcext:value-type="float">
            <text:p>47.4566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87694" calcext:value-type="float">
            <text:p>47.8769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0675" calcext:value-type="float">
            <text:p>47.067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59806" calcext:value-type="float">
            <text:p>48.5980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05861" calcext:value-type="float">
            <text:p>52.058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63611" calcext:value-type="float">
            <text:p>47.6361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06167" calcext:value-type="float">
            <text:p>52.0616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47806" calcext:value-type="float">
            <text:p>47.4780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73306" calcext:value-type="float">
            <text:p>48.7330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78" calcext:value-type="float">
            <text:p>50.7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595" calcext:value-type="float">
            <text:p>51.59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19278" calcext:value-type="float">
            <text:p>49.1927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42583" calcext:value-type="float">
            <text:p>49.425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085" calcext:value-type="float">
            <text:p>47.08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7025" calcext:value-type="float">
            <text:p>50.702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44639" calcext:value-type="float">
            <text:p>49.4463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88611" calcext:value-type="float">
            <text:p>53.8861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235" calcext:value-type="float">
            <text:p>51.23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87167" calcext:value-type="float">
            <text:p>50.8716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28528" calcext:value-type="float">
            <text:p>52.285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54167" calcext:value-type="float">
            <text:p>49.5416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97194" calcext:value-type="float">
            <text:p>47.9719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83139" calcext:value-type="float">
            <text:p>52.8313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56139" calcext:value-type="float">
            <text:p>50.5613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59833" calcext:value-type="float">
            <text:p>52.59833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6.0075" calcext:value-type="float">
            <text:p>56.0075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4472" calcext:value-type="float">
            <text:p>37.6447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6.58" calcext:value-type="float">
            <text:p>56.5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23528" calcext:value-type="float">
            <text:p>50.235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21417" calcext:value-type="float">
            <text:p>50.214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43778" calcext:value-type="float">
            <text:p>50.4377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17944" calcext:value-type="float">
            <text:p>53.1794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98694" calcext:value-type="float">
            <text:p>47.9869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52917" calcext:value-type="float">
            <text:p>50.529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5.12361" calcext:value-type="float">
            <text:p>55.12361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5.13361" calcext:value-type="float">
            <text:p>55.13361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.16611" calcext:value-type="float">
            <text:p>60.16611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39694" calcext:value-type="float">
            <text:p>50.3969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45083" calcext:value-type="float">
            <text:p>53.450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4417" calcext:value-type="float">
            <text:p>37.644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5.62917" calcext:value-type="float">
            <text:p>55.629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49139" calcext:value-type="float">
            <text:p>50.4913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10667" calcext:value-type="float">
            <text:p>51.1066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44139" calcext:value-type="float">
            <text:p>50.4413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19389" calcext:value-type="float">
            <text:p>53.1938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60556" calcext:value-type="float">
            <text:p>50.6055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5.30472" calcext:value-type="float">
            <text:p>55.3047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35333" calcext:value-type="float">
            <text:p>51.3533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545" calcext:value-type="float">
            <text:p>49.54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23722" calcext:value-type="float">
            <text:p>50.2372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81028" calcext:value-type="float">
            <text:p>53.810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49917" calcext:value-type="float">
            <text:p>49.499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94861" calcext:value-type="float">
            <text:p>54.948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5.15722" calcext:value-type="float">
            <text:p>55.1572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71167" calcext:value-type="float">
            <text:p>49.71167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7444" calcext:value-type="float">
            <text:p>37.7744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01861" calcext:value-type="float">
            <text:p>44.018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43917" calcext:value-type="float">
            <text:p>47.439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83611" calcext:value-type="float">
            <text:p>48.8361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59361" calcext:value-type="float">
            <text:p>53.593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30167" calcext:value-type="float">
            <text:p>54.3016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84083" calcext:value-type="float">
            <text:p>50.840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86361" calcext:value-type="float">
            <text:p>51.863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86028" calcext:value-type="float">
            <text:p>51.860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6.65722" calcext:value-type="float">
            <text:p>46.6572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82583" calcext:value-type="float">
            <text:p>45.825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2.05528" calcext:value-type="float">
            <text:p>42.055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78861" calcext:value-type="float">
            <text:p>50.78861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65639" calcext:value-type="float">
            <text:p>51.65639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5.07417" calcext:value-type="float">
            <text:p>55.07417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27917" calcext:value-type="float">
            <text:p>54.27917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40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3389" calcext:value-type="float">
            <text:p>37.6338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 <text:s text:c="3"/>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96" calcext:value-type="float">
            <text:p>96</text:p>
          </table:table-cell>
          <table:table-cell table:style-name="ce17" office:value-type="string" calcext:value-type="string">
            <text:p>30/06/2022 – 13:09</text:p>
          </table:table-cell>
          <table:table-cell table:style-name="ce20" office:value-type="float" office:value="7.151" calcext:value-type="float">
            <text:p>7.151</text:p>
          </table:table-cell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 <text:s text:c="3"/>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96" calcext:value-type="float">
            <text:p>96</text:p>
          </table:table-cell>
          <table:table-cell table:style-name="ce17" office:value-type="string" calcext:value-type="string">
            <text:p>30/06/2022 – 13:09</text:p>
          </table:table-cell>
          <table:table-cell table:style-name="ce20" office:value-type="float" office:value="7.151" calcext:value-type="float">
            <text:p>7.151</text:p>
          </table:table-cell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 <text:s text:c="3"/>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96" calcext:value-type="float">
            <text:p>96</text:p>
          </table:table-cell>
          <table:table-cell table:style-name="ce17" office:value-type="string" calcext:value-type="string">
            <text:p>30/06/2022 – 13:09</text:p>
          </table:table-cell>
          <table:table-cell table:style-name="ce20" office:value-type="float" office:value="7.151" calcext:value-type="float">
            <text:p>7.151</text:p>
          </table:table-cell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384" calcext:value-type="float">
            <text:p>9159384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56.71667" calcext:value-type="float">
            <text:p>56.71667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385" calcext:value-type="float">
            <text:p>9159385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52.17389" calcext:value-type="float">
            <text:p>52.17389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386" calcext:value-type="float">
            <text:p>9159386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53.52333" calcext:value-type="float">
            <text:p>53.52333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387" calcext:value-type="float">
            <text:p>9159387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51.14222" calcext:value-type="float">
            <text:p>51.14222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388" calcext:value-type="float">
            <text:p>9159388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53.63694" calcext:value-type="float">
            <text:p>53.63694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389" calcext:value-type="float">
            <text:p>9159389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48.9075" calcext:value-type="float">
            <text:p>48.9075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390" calcext:value-type="float">
            <text:p>9159390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53.43944" calcext:value-type="float">
            <text:p>53.43944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391" calcext:value-type="float">
            <text:p>9159391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50.4975" calcext:value-type="float">
            <text:p>50.4975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392" calcext:value-type="float">
            <text:p>9159392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51.85611" calcext:value-type="float">
            <text:p>51.85611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393" calcext:value-type="float">
            <text:p>9159393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56.10444" calcext:value-type="float">
            <text:p>56.10444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394" calcext:value-type="float">
            <text:p>9159394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47.15861" calcext:value-type="float">
            <text:p>47.15861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395" calcext:value-type="float">
            <text:p>9159395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396" calcext:value-type="float">
            <text:p>9159396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55.72444" calcext:value-type="float">
            <text:p>55.72444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397" calcext:value-type="float">
            <text:p>9159397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8.71472" calcext:value-type="float">
            <text:p>68.71472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398" calcext:value-type="float">
            <text:p>9159398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44.81778" calcext:value-type="float">
            <text:p>44.81778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399" calcext:value-type="float">
            <text:p>9159399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0.93778" calcext:value-type="float">
            <text:p>60.93778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00" calcext:value-type="float">
            <text:p>9159400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44.49917" calcext:value-type="float">
            <text:p>44.49917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01" calcext:value-type="float">
            <text:p>9159401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5" office:value-type="float" office:value="62.10528" calcext:value-type="float">
            <text:p>62.10528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402" calcext:value-type="float">
            <text:p>9159402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52.04667" calcext:value-type="float">
            <text:p>52.04667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03" calcext:value-type="float">
            <text:p>9159403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5" office:value-type="float" office:value="58.05694" calcext:value-type="float">
            <text:p>58.05694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04" calcext:value-type="float">
            <text:p>9159404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5" office:value-type="float" office:value="57.41806" calcext:value-type="float">
            <text:p>57.41806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405" calcext:value-type="float">
            <text:p>9159405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5" office:value-type="float" office:value="52.79167" calcext:value-type="float">
            <text:p>52.79167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06" calcext:value-type="float">
            <text:p>9159406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5" office:value-type="float" office:value="57.28" calcext:value-type="float">
            <text:p>57.28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07" calcext:value-type="float">
            <text:p>9159407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5" office:value-type="float" office:value="61.42611" calcext:value-type="float">
            <text:p>61.42611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408" calcext:value-type="float">
            <text:p>9159408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5" office:value-type="float" office:value="58.46806" calcext:value-type="float">
            <text:p>58.46806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09" calcext:value-type="float">
            <text:p>9159409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5" office:value-type="float" office:value="57.4575" calcext:value-type="float">
            <text:p>57.4575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10" calcext:value-type="float">
            <text:p>9159410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5" office:value-type="float" office:value="50.61528" calcext:value-type="float">
            <text:p>50.61528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411" calcext:value-type="float">
            <text:p>9159411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5" office:value-type="float" office:value="50.52167" calcext:value-type="float">
            <text:p>50.52167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12" calcext:value-type="float">
            <text:p>9159412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5" office:value-type="float" office:value="43.85222" calcext:value-type="float">
            <text:p>43.85222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13" calcext:value-type="float">
            <text:p>9159413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5" office:value-type="float" office:value="50.31167" calcext:value-type="float">
            <text:p>50.31167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414" calcext:value-type="float">
            <text:p>9159414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5" office:value-type="float" office:value="51.45917" calcext:value-type="float">
            <text:p>51.45917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15" calcext:value-type="float">
            <text:p>9159415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5" office:value-type="float" office:value="41.34417" calcext:value-type="float">
            <text:p>41.34417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16" calcext:value-type="float">
            <text:p>9159416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5" office:value-type="float" office:value="46.08694" calcext:value-type="float">
            <text:p>46.08694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417" calcext:value-type="float">
            <text:p>9159417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5" office:value-type="float" office:value="43.21694" calcext:value-type="float">
            <text:p>43.21694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18" calcext:value-type="float">
            <text:p>9159418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5" office:value-type="float" office:value="48.51778" calcext:value-type="float">
            <text:p>48.51778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19" calcext:value-type="float">
            <text:p>9159419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5" office:value-type="float" office:value="50.17056" calcext:value-type="float">
            <text:p>50.17056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420" calcext:value-type="float">
            <text:p>9159420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5" office:value-type="float" office:value="41.51917" calcext:value-type="float">
            <text:p>41.51917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21" calcext:value-type="float">
            <text:p>9159421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5" office:value-type="float" office:value="41.00972" calcext:value-type="float">
            <text:p>41.00972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22" calcext:value-type="float">
            <text:p>9159422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5" office:value-type="float" office:value="65.73222" calcext:value-type="float">
            <text:p>65.73222</text:p>
          </table:table-cell>
          <table:table-cell office:value-type="string" calcext:value-type="string">
            <text:p>23/06/2022 – 11:40</text:p>
          </table:table-cell>
          <table:table-cell table:number-columns-repeated="2"/>
          <table:table-cell office:value-type="float" office:value="9159423" calcext:value-type="float">
            <text:p>9159423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5" office:value-type="float" office:value="63.92667" calcext:value-type="float">
            <text:p>63.92667</text:p>
          </table:table-cell>
          <table:table-cell office:value-type="string" calcext:value-type="string">
            <text:p>23/06/2022 – 11:40</text:p>
          </table:table-cell>
          <table:table-cell/>
          <table:table-cell table:style-name="ce24"/>
          <table:table-cell office:value-type="float" office:value="9159424" calcext:value-type="float">
            <text:p>9159424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5" office:value-type="float" office:value="60.98472" calcext:value-type="float">
            <text:p>60.98472</text:p>
          </table:table-cell>
          <table:table-cell office:value-type="string" calcext:value-type="string">
            <text:p>23/06/2022 – 11:40</text:p>
          </table:table-cell>
          <table:table-cell/>
          <table:table-cell table:style-name="ce24"/>
          <table:table-cell office:value-type="float" office:value="9159425" calcext:value-type="float">
            <text:p>9159425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5" office:value-type="float" office:value="56.62389" calcext:value-type="float">
            <text:p>56.62389</text:p>
          </table:table-cell>
          <table:table-cell office:value-type="string" calcext:value-type="string">
            <text:p>23/06/2022 – 11:40</text:p>
          </table:table-cell>
          <table:table-cell table:number-columns-repeated="2"/>
          <table:table-cell office:value-type="float" office:value="9159426" calcext:value-type="float">
            <text:p>9159426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0.53861" calcext:value-type="float">
            <text:p>60.53861</text:p>
          </table:table-cell>
          <table:table-cell office:value-type="string" calcext:value-type="string">
            <text:p>23/06/2022 – 11:40</text:p>
          </table:table-cell>
          <table:table-cell table:style-name="ce15"/>
          <table:table-cell table:style-name="ce24"/>
          <table:table-cell office:value-type="float" office:value="9159427" calcext:value-type="float">
            <text:p>9159427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5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style-name="ce15"/>
          <table:table-cell office:value-type="string" calcext:value-type="string">
            <text:p>23/06/2022 – 11:40</text:p>
          </table:table-cell>
          <table:table-cell/>
          <table:table-cell table:style-name="ce24"/>
          <table:table-cell office:value-type="float" office:value="9159428" calcext:value-type="float">
            <text:p>9159428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6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style-name="ce15"/>
          <table:table-cell office:value-type="string" calcext:value-type="string">
            <text:p>23/06/2022 – 11:40</text:p>
          </table:table-cell>
          <table:table-cell table:number-columns-repeated="2"/>
          <table:table-cell office:value-type="float" office:value="9159429" calcext:value-type="float">
            <text:p>9159429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7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style-name="ce15"/>
          <table:table-cell office:value-type="string" calcext:value-type="string">
            <text:p>23/06/2022 – 11:40</text:p>
          </table:table-cell>
          <table:table-cell/>
          <table:table-cell table:style-name="ce24"/>
          <table:table-cell office:value-type="float" office:value="9159430" calcext:value-type="float">
            <text:p>9159430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8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style-name="ce15"/>
          <table:table-cell office:value-type="string" calcext:value-type="string">
            <text:p>23/06/2022 – 11:40</text:p>
          </table:table-cell>
          <table:table-cell/>
          <table:table-cell table:style-name="ce24"/>
          <table:table-cell office:value-type="float" office:value="9159431" calcext:value-type="float">
            <text:p>9159431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47.40167" calcext:value-type="float">
            <text:p>47.40167</text:p>
          </table:table-cell>
          <table:table-cell office:value-type="string" calcext:value-type="string">
            <text:p>23/06/2022 – 11:40</text:p>
          </table:table-cell>
          <table:table-cell table:number-columns-repeated="2"/>
          <table:table-cell office:value-type="float" office:value="9159432" calcext:value-type="float">
            <text:p>9159432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0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style-name="ce15"/>
          <table:table-cell office:value-type="string" calcext:value-type="string">
            <text:p>23/06/2022 – 11:40</text:p>
          </table:table-cell>
          <table:table-cell/>
          <table:table-cell table:style-name="ce24"/>
          <table:table-cell office:value-type="float" office:value="9159433" calcext:value-type="float">
            <text:p>9159433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1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style-name="ce15"/>
          <table:table-cell office:value-type="string" calcext:value-type="string">
            <text:p>23/06/2022 – 11:40</text:p>
          </table:table-cell>
          <table:table-cell/>
          <table:table-cell table:style-name="ce24"/>
          <table:table-cell office:value-type="float" office:value="9159434" calcext:value-type="float">
            <text:p>9159434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2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style-name="ce15"/>
          <table:table-cell office:value-type="string" calcext:value-type="string">
            <text:p>23/06/2022 – 11:40</text:p>
          </table:table-cell>
          <table:table-cell table:number-columns-repeated="2"/>
          <table:table-cell office:value-type="float" office:value="9159435" calcext:value-type="float">
            <text:p>9159435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3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style-name="ce15"/>
          <table:table-cell office:value-type="string" calcext:value-type="string">
            <text:p>23/06/2022 – 11:40</text:p>
          </table:table-cell>
          <table:table-cell/>
          <table:table-cell table:style-name="ce24"/>
          <table:table-cell office:value-type="float" office:value="9159436" calcext:value-type="float">
            <text:p>9159436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4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style-name="ce15"/>
          <table:table-cell office:value-type="string" calcext:value-type="string">
            <text:p>23/06/2022 – 11:40</text:p>
          </table:table-cell>
          <table:table-cell/>
          <table:table-cell table:style-name="ce24"/>
          <table:table-cell office:value-type="float" office:value="9159437" calcext:value-type="float">
            <text:p>9159437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5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style-name="ce15"/>
          <table:table-cell office:value-type="string" calcext:value-type="string">
            <text:p>23/06/2022 – 11:40</text:p>
          </table:table-cell>
          <table:table-cell table:number-columns-repeated="2"/>
          <table:table-cell office:value-type="float" office:value="9159438" calcext:value-type="float">
            <text:p>9159438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6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style-name="ce15"/>
          <table:table-cell office:value-type="string" calcext:value-type="string">
            <text:p>23/06/2022 – 11:40</text:p>
          </table:table-cell>
          <table:table-cell/>
          <table:table-cell table:style-name="ce24"/>
          <table:table-cell office:value-type="float" office:value="9159439" calcext:value-type="float">
            <text:p>9159439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7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style-name="ce15"/>
          <table:table-cell office:value-type="string" calcext:value-type="string">
            <text:p>23/06/2022 – 11:40</text:p>
          </table:table-cell>
          <table:table-cell/>
          <table:table-cell table:style-name="ce24"/>
          <table:table-cell office:value-type="float" office:value="9159440" calcext:value-type="float">
            <text:p>9159440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8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style-name="ce15"/>
          <table:table-cell office:value-type="string" calcext:value-type="string">
            <text:p>23/06/2022 – 11:40</text:p>
          </table:table-cell>
          <table:table-cell table:number-columns-repeated="2"/>
          <table:table-cell office:value-type="float" office:value="9159441" calcext:value-type="float">
            <text:p>9159441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9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style-name="ce15"/>
          <table:table-cell office:value-type="string" calcext:value-type="string">
            <text:p>23/06/2022 – 11:40</text:p>
          </table:table-cell>
          <table:table-cell/>
          <table:table-cell table:style-name="ce24"/>
          <table:table-cell office:value-type="float" office:value="9159442" calcext:value-type="float">
            <text:p>9159442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0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style-name="ce15"/>
          <table:table-cell office:value-type="string" calcext:value-type="string">
            <text:p>28/06/2022 – 16:20</text:p>
          </table:table-cell>
          <table:table-cell table:number-columns-repeated="2"/>
          <table:table-cell office:value-type="float" office:value="9171311" calcext:value-type="float">
            <text:p>9171311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1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style-name="ce15"/>
          <table:table-cell office:value-type="string" calcext:value-type="string">
            <text:p>28/06/2022 – 16:20</text:p>
          </table:table-cell>
          <table:table-cell table:number-columns-repeated="2"/>
          <table:table-cell office:value-type="float" office:value="9171312" calcext:value-type="float">
            <text:p>9171312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2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style-name="ce15"/>
          <table:table-cell office:value-type="string" calcext:value-type="string">
            <text:p>28/06/2022 – 16:20</text:p>
          </table:table-cell>
          <table:table-cell table:number-columns-repeated="2"/>
          <table:table-cell office:value-type="float" office:value="9171313" calcext:value-type="float">
            <text:p>9171313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3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style-name="ce15"/>
          <table:table-cell office:value-type="string" calcext:value-type="string">
            <text:p>28/06/2022 – 16:20</text:p>
          </table:table-cell>
          <table:table-cell table:number-columns-repeated="2"/>
          <table:table-cell office:value-type="float" office:value="9171314" calcext:value-type="float">
            <text:p>9171314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4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style-name="ce15"/>
          <table:table-cell office:value-type="string" calcext:value-type="string">
            <text:p>28/06/2022 – 16:20</text:p>
          </table:table-cell>
          <table:table-cell table:number-columns-repeated="2"/>
          <table:table-cell office:value-type="float" office:value="9171315" calcext:value-type="float">
            <text:p>9171315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5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style-name="ce15"/>
          <table:table-cell office:value-type="string" calcext:value-type="string">
            <text:p>28/06/2022 – 16:20</text:p>
          </table:table-cell>
          <table:table-cell table:number-columns-repeated="2"/>
          <table:table-cell office:value-type="float" office:value="9171316" calcext:value-type="float">
            <text:p>9171316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6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style-name="ce15"/>
          <table:table-cell office:value-type="string" calcext:value-type="string">
            <text:p>28/06/2022 – 16:20</text:p>
          </table:table-cell>
          <table:table-cell table:number-columns-repeated="2"/>
          <table:table-cell office:value-type="float" office:value="9171317" calcext:value-type="float">
            <text:p>9171317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7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style-name="ce15"/>
          <table:table-cell office:value-type="string" calcext:value-type="string">
            <text:p>28/06/2022 – 16:20</text:p>
          </table:table-cell>
          <table:table-cell table:number-columns-repeated="2"/>
          <table:table-cell office:value-type="float" office:value="9171318" calcext:value-type="float">
            <text:p>9171318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8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style-name="ce15"/>
          <table:table-cell office:value-type="string" calcext:value-type="string">
            <text:p>28/06/2022 – 16:20</text:p>
          </table:table-cell>
          <table:table-cell table:number-columns-repeated="2"/>
          <table:table-cell office:value-type="float" office:value="9171319" calcext:value-type="float">
            <text:p>9171319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9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style-name="ce15"/>
          <table:table-cell office:value-type="string" calcext:value-type="string">
            <text:p>28/06/2022 – 16:20</text:p>
          </table:table-cell>
          <table:table-cell table:number-columns-repeated="2"/>
          <table:table-cell office:value-type="float" office:value="9171321" calcext:value-type="float">
            <text:p>9171321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0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style-name="ce15"/>
          <table:table-cell office:value-type="string" calcext:value-type="string">
            <text:p>28/06/2022 – 16:20</text:p>
          </table:table-cell>
          <table:table-cell table:number-columns-repeated="2"/>
          <table:table-cell office:value-type="float" office:value="9171322" calcext:value-type="float">
            <text:p>9171322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1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style-name="ce15"/>
          <table:table-cell office:value-type="string" calcext:value-type="string">
            <text:p>28/06/2022 – 16:20</text:p>
          </table:table-cell>
          <table:table-cell table:number-columns-repeated="2"/>
          <table:table-cell office:value-type="float" office:value="9171323" calcext:value-type="float">
            <text:p>9171323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2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style-name="ce15"/>
          <table:table-cell office:value-type="string" calcext:value-type="string">
            <text:p>28/06/2022 – 16:20</text:p>
          </table:table-cell>
          <table:table-cell table:number-columns-repeated="2"/>
          <table:table-cell office:value-type="float" office:value="9171324" calcext:value-type="float">
            <text:p>9171324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3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style-name="ce15"/>
          <table:table-cell office:value-type="string" calcext:value-type="string">
            <text:p>28/06/2022 – 16:20</text:p>
          </table:table-cell>
          <table:table-cell table:number-columns-repeated="2"/>
          <table:table-cell office:value-type="float" office:value="9171325" calcext:value-type="float">
            <text:p>9171325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4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style-name="ce15"/>
          <table:table-cell office:value-type="string" calcext:value-type="string">
            <text:p>28/06/2022 – 16:20</text:p>
          </table:table-cell>
          <table:table-cell table:number-columns-repeated="2"/>
          <table:table-cell office:value-type="float" office:value="9171326" calcext:value-type="float">
            <text:p>9171326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5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style-name="ce15"/>
          <table:table-cell office:value-type="string" calcext:value-type="string">
            <text:p>28/06/2022 – 16:20</text:p>
          </table:table-cell>
          <table:table-cell table:number-columns-repeated="2"/>
          <table:table-cell office:value-type="float" office:value="9171327" calcext:value-type="float">
            <text:p>9171327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6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style-name="ce15"/>
          <table:table-cell office:value-type="string" calcext:value-type="string">
            <text:p>28/06/2022 – 16:20</text:p>
          </table:table-cell>
          <table:table-cell table:number-columns-repeated="2"/>
          <table:table-cell office:value-type="float" office:value="9171328" calcext:value-type="float">
            <text:p>9171328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7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style-name="ce15"/>
          <table:table-cell office:value-type="string" calcext:value-type="string">
            <text:p>28/06/2022 – 16:20</text:p>
          </table:table-cell>
          <table:table-cell table:number-columns-repeated="2"/>
          <table:table-cell office:value-type="float" office:value="9171329" calcext:value-type="float">
            <text:p>9171329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8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style-name="ce15"/>
          <table:table-cell office:value-type="string" calcext:value-type="string">
            <text:p>28/06/2022 – 16:20</text:p>
          </table:table-cell>
          <table:table-cell table:number-columns-repeated="2"/>
          <table:table-cell office:value-type="float" office:value="9171330" calcext:value-type="float">
            <text:p>9171330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9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style-name="ce15"/>
          <table:table-cell office:value-type="string" calcext:value-type="string">
            <text:p>28/06/2022 – 16:20</text:p>
          </table:table-cell>
          <table:table-cell table:number-columns-repeated="2"/>
          <table:table-cell office:value-type="float" office:value="9171331" calcext:value-type="float">
            <text:p>9171331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0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style-name="ce15"/>
          <table:table-cell office:value-type="string" calcext:value-type="string">
            <text:p>28/06/2022 – 16:20</text:p>
          </table:table-cell>
          <table:table-cell table:number-columns-repeated="2"/>
          <table:table-cell office:value-type="float" office:value="9171332" calcext:value-type="float">
            <text:p>9171332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1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style-name="ce15"/>
          <table:table-cell office:value-type="string" calcext:value-type="string">
            <text:p>28/06/2022 – 16:20</text:p>
          </table:table-cell>
          <table:table-cell table:number-columns-repeated="2"/>
          <table:table-cell office:value-type="float" office:value="9171333" calcext:value-type="float">
            <text:p>9171333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2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style-name="ce15"/>
          <table:table-cell office:value-type="string" calcext:value-type="string">
            <text:p>28/06/2022 – 16:20</text:p>
          </table:table-cell>
          <table:table-cell table:number-columns-repeated="2"/>
          <table:table-cell office:value-type="float" office:value="9171334" calcext:value-type="float">
            <text:p>9171334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3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style-name="ce15"/>
          <table:table-cell office:value-type="string" calcext:value-type="string">
            <text:p>28/06/2022 – 16:20</text:p>
          </table:table-cell>
          <table:table-cell table:number-columns-repeated="2"/>
          <table:table-cell office:value-type="float" office:value="9171335" calcext:value-type="float">
            <text:p>9171335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4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style-name="ce15"/>
          <table:table-cell office:value-type="string" calcext:value-type="string">
            <text:p>28/06/2022 – 16:20</text:p>
          </table:table-cell>
          <table:table-cell table:number-columns-repeated="2"/>
          <table:table-cell office:value-type="float" office:value="9171336" calcext:value-type="float">
            <text:p>9171336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5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style-name="ce15"/>
          <table:table-cell office:value-type="string" calcext:value-type="string">
            <text:p>28/06/2022 – 16:20</text:p>
          </table:table-cell>
          <table:table-cell table:number-columns-repeated="2"/>
          <table:table-cell office:value-type="float" office:value="9171337" calcext:value-type="float">
            <text:p>9171337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6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style-name="ce15"/>
          <table:table-cell office:value-type="string" calcext:value-type="string">
            <text:p>28/06/2022 – 16:20</text:p>
          </table:table-cell>
          <table:table-cell table:number-columns-repeated="2"/>
          <table:table-cell office:value-type="float" office:value="9171338" calcext:value-type="float">
            <text:p>9171338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7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style-name="ce15"/>
          <table:table-cell office:value-type="string" calcext:value-type="string">
            <text:p>28/06/2022 – 16:20</text:p>
          </table:table-cell>
          <table:table-cell table:number-columns-repeated="2"/>
          <table:table-cell office:value-type="float" office:value="9171339" calcext:value-type="float">
            <text:p>9171339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8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style-name="ce15"/>
          <table:table-cell office:value-type="string" calcext:value-type="string">
            <text:p>28/06/2022 – 16:20</text:p>
          </table:table-cell>
          <table:table-cell table:number-columns-repeated="2"/>
          <table:table-cell office:value-type="float" office:value="9171340" calcext:value-type="float">
            <text:p>9171340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9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style-name="ce15"/>
          <table:table-cell office:value-type="string" calcext:value-type="string">
            <text:p>28/06/2022 – 16:20</text:p>
          </table:table-cell>
          <table:table-cell table:number-columns-repeated="2"/>
          <table:table-cell office:value-type="float" office:value="9171341" calcext:value-type="float">
            <text:p>9171341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0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style-name="ce15"/>
          <table:table-cell office:value-type="string" calcext:value-type="string">
            <text:p>28/06/2022 – 16:20</text:p>
          </table:table-cell>
          <table:table-cell table:number-columns-repeated="2"/>
          <table:table-cell office:value-type="float" office:value="9171342" calcext:value-type="float">
            <text:p>9171342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1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style-name="ce15"/>
          <table:table-cell office:value-type="string" calcext:value-type="string">
            <text:p>28/06/2022 – 16:20</text:p>
          </table:table-cell>
          <table:table-cell table:number-columns-repeated="2"/>
          <table:table-cell office:value-type="float" office:value="9171343" calcext:value-type="float">
            <text:p>9171343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2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style-name="ce15"/>
          <table:table-cell office:value-type="string" calcext:value-type="string">
            <text:p>28/06/2022 – 16:20</text:p>
          </table:table-cell>
          <table:table-cell table:number-columns-repeated="2"/>
          <table:table-cell office:value-type="float" office:value="9171344" calcext:value-type="float">
            <text:p>9171344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3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style-name="ce15"/>
          <table:table-cell office:value-type="string" calcext:value-type="string">
            <text:p>28/06/2022 – 16:20</text:p>
          </table:table-cell>
          <table:table-cell table:number-columns-repeated="2"/>
          <table:table-cell office:value-type="float" office:value="9171345" calcext:value-type="float">
            <text:p>9171345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4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style-name="ce15"/>
          <table:table-cell office:value-type="string" calcext:value-type="string">
            <text:p>28/06/2022 – 16:20</text:p>
          </table:table-cell>
          <table:table-cell table:number-columns-repeated="2"/>
          <table:table-cell office:value-type="float" office:value="9171346" calcext:value-type="float">
            <text:p>9171346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5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style-name="ce15"/>
          <table:table-cell office:value-type="string" calcext:value-type="string">
            <text:p>28/06/2022 – 16:20</text:p>
          </table:table-cell>
          <table:table-cell table:number-columns-repeated="2"/>
          <table:table-cell office:value-type="float" office:value="9171347" calcext:value-type="float">
            <text:p>9171347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6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style-name="ce15"/>
          <table:table-cell office:value-type="string" calcext:value-type="string">
            <text:p>28/06/2022 – 16:20</text:p>
          </table:table-cell>
          <table:table-cell table:number-columns-repeated="2"/>
          <table:table-cell office:value-type="float" office:value="9171348" calcext:value-type="float">
            <text:p>9171348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7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style-name="ce15"/>
          <table:table-cell office:value-type="string" calcext:value-type="string">
            <text:p>28/06/2022 – 16:20</text:p>
          </table:table-cell>
          <table:table-cell table:number-columns-repeated="2"/>
          <table:table-cell office:value-type="float" office:value="9171349" calcext:value-type="float">
            <text:p>9171349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8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style-name="ce15"/>
          <table:table-cell office:value-type="string" calcext:value-type="string">
            <text:p>28/06/2022 – 16:20</text:p>
          </table:table-cell>
          <table:table-cell table:number-columns-repeated="2"/>
          <table:table-cell office:value-type="float" office:value="9171350" calcext:value-type="float">
            <text:p>9171350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9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style-name="ce15"/>
          <table:table-cell office:value-type="string" calcext:value-type="string">
            <text:p>28/06/2022 – 16:20</text:p>
          </table:table-cell>
          <table:table-cell table:number-columns-repeated="2"/>
          <table:table-cell office:value-type="float" office:value="9171351" calcext:value-type="float">
            <text:p>9171351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0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029" calcext:value-type="float">
            <text:p>9228029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1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030" calcext:value-type="float">
            <text:p>9228030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2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031" calcext:value-type="float">
            <text:p>9228031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3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032" calcext:value-type="float">
            <text:p>9228032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4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033" calcext:value-type="float">
            <text:p>9228033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5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034" calcext:value-type="float">
            <text:p>9228034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6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035" calcext:value-type="float">
            <text:p>9228035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7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036" calcext:value-type="float">
            <text:p>9228036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8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037" calcext:value-type="float">
            <text:p>9228037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9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038" calcext:value-type="float">
            <text:p>9228038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0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039" calcext:value-type="float">
            <text:p>9228039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1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040" calcext:value-type="float">
            <text:p>9228040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2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041" calcext:value-type="float">
            <text:p>9228041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3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042" calcext:value-type="float">
            <text:p>9228042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4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043" calcext:value-type="float">
            <text:p>9228043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5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044" calcext:value-type="float">
            <text:p>9228044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6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045" calcext:value-type="float">
            <text:p>9228045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7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046" calcext:value-type="float">
            <text:p>9228046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8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047" calcext:value-type="float">
            <text:p>9228047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9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048" calcext:value-type="float">
            <text:p>9228048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0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049" calcext:value-type="float">
            <text:p>9228049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1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050" calcext:value-type="float">
            <text:p>9228050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2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051" calcext:value-type="float">
            <text:p>9228051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3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052" calcext:value-type="float">
            <text:p>9228052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4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053" calcext:value-type="float">
            <text:p>9228053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5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054" calcext:value-type="float">
            <text:p>9228054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6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055" calcext:value-type="float">
            <text:p>9228055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7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056" calcext:value-type="float">
            <text:p>9228056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8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057" calcext:value-type="float">
            <text:p>9228057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9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058" calcext:value-type="float">
            <text:p>9228058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0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059" calcext:value-type="float">
            <text:p>9228059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1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060" calcext:value-type="float">
            <text:p>9228060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2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061" calcext:value-type="float">
            <text:p>9228061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3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062" calcext:value-type="float">
            <text:p>9228062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4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063" calcext:value-type="float">
            <text:p>9228063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5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064" calcext:value-type="float">
            <text:p>9228064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6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065" calcext:value-type="float">
            <text:p>9228065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7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066" calcext:value-type="float">
            <text:p>9228066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8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067" calcext:value-type="float">
            <text:p>9228067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9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068" calcext:value-type="float">
            <text:p>9228068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0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069" calcext:value-type="float">
            <text:p>9228069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1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070" calcext:value-type="float">
            <text:p>9228070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2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071" calcext:value-type="float">
            <text:p>9228071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3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072" calcext:value-type="float">
            <text:p>9228072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4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073" calcext:value-type="float">
            <text:p>9228073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5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074" calcext:value-type="float">
            <text:p>9228074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6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075" calcext:value-type="float">
            <text:p>9228075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7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076" calcext:value-type="float">
            <text:p>9228076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8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077" calcext:value-type="float">
            <text:p>9228077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9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078" calcext:value-type="float">
            <text:p>9228078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0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079" calcext:value-type="float">
            <text:p>9228079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1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080" calcext:value-type="float">
            <text:p>9228080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2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081" calcext:value-type="float">
            <text:p>9228081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3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082" calcext:value-type="float">
            <text:p>9228082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4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083" calcext:value-type="float">
            <text:p>9228083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5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084" calcext:value-type="float">
            <text:p>9228084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6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085" calcext:value-type="float">
            <text:p>9228085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7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086" calcext:value-type="float">
            <text:p>9228086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8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087" calcext:value-type="float">
            <text:p>9228087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9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088" calcext:value-type="float">
            <text:p>9228088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0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089" calcext:value-type="float">
            <text:p>9228089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1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090" calcext:value-type="float">
            <text:p>9228090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2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091" calcext:value-type="float">
            <text:p>9228091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3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092" calcext:value-type="float">
            <text:p>9228092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4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093" calcext:value-type="float">
            <text:p>9228093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5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094" calcext:value-type="float">
            <text:p>9228094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6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095" calcext:value-type="float">
            <text:p>9228095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7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096" calcext:value-type="float">
            <text:p>9228096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8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097" calcext:value-type="float">
            <text:p>9228097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9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098" calcext:value-type="float">
            <text:p>9228098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0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099" calcext:value-type="float">
            <text:p>9228099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1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100" calcext:value-type="float">
            <text:p>9228100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2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101" calcext:value-type="float">
            <text:p>9228101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3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102" calcext:value-type="float">
            <text:p>9228102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4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103" calcext:value-type="float">
            <text:p>9228103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5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104" calcext:value-type="float">
            <text:p>9228104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6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105" calcext:value-type="float">
            <text:p>9228105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7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106" calcext:value-type="float">
            <text:p>9228106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8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107" calcext:value-type="float">
            <text:p>9228107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9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108" calcext:value-type="float">
            <text:p>9228108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0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109" calcext:value-type="float">
            <text:p>9228109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1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110" calcext:value-type="float">
            <text:p>9228110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2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111" calcext:value-type="float">
            <text:p>9228111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3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112" calcext:value-type="float">
            <text:p>9228112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4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113" calcext:value-type="float">
            <text:p>9228113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5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114" calcext:value-type="float">
            <text:p>9228114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6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115" calcext:value-type="float">
            <text:p>9228115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7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116" calcext:value-type="float">
            <text:p>9228116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8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117" calcext:value-type="float">
            <text:p>9228117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9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118" calcext:value-type="float">
            <text:p>9228118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0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119" calcext:value-type="float">
            <text:p>9228119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1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120" calcext:value-type="float">
            <text:p>9228120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2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121" calcext:value-type="float">
            <text:p>9228121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3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122" calcext:value-type="float">
            <text:p>9228122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4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123" calcext:value-type="float">
            <text:p>9228123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5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124" calcext:value-type="float">
            <text:p>9228124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6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125" calcext:value-type="float">
            <text:p>9228125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7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126" calcext:value-type="float">
            <text:p>9228126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8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127" calcext:value-type="float">
            <text:p>9228127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9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128" calcext:value-type="float">
            <text:p>9228128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0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1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2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3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4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5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6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7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8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9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0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1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2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3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4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5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6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7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8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9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0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1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2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3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4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5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6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7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8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9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0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1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2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3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4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5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6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7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8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9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0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1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2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3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4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5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6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7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8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9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0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1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2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3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4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5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6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7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8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9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0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1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2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3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4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5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6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7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8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9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0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1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2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3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4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5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6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7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8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9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0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1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2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3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4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5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6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7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8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9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0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1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2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3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4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5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6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7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8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9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00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ystem" style:font-pitch="variable"/>
    <style:font-face style:name="Helvetica" svg:font-family="Helvetica" style:font-family-generic="swiss"/>
    <style:font-face style:name="Liberation Mono" svg:font-family="'Liberation Mono', Cousine, 'DejaVu Sans Mono'" style:font-family-generic="modern" style:font-pitch="fixed"/>
    <style:font-face style:name="Liberation Mono1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E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IE">€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E">€</number:currency-symbol>
      <number:number number:decimal-places="2" number:min-decimal-places="2" number:min-integer-digits="1" number:grouping="true"/>
      <style:map style:condition="value()&gt;=0" style:apply-style-name="N11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2" style:family="table-cell" style:parent-style-name="Result" style:data-style-name="N112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22T15:00:23.623562868</meta:creation-date>
    <meta:generator>LibreOffice/7.3.4.2$Linux_X86_64 LibreOffice_project/30$Build-2</meta:generator>
    <dc:date>2022-07-04T12:13:13.397343585</dc:date>
    <meta:editing-duration>P5DT19H50M24S</meta:editing-duration>
    <meta:editing-cycles>263</meta:editing-cycles>
    <meta:document-statistic meta:table-count="1" meta:cell-count="7225" meta:object-count="0"/>
  </office:meta>
</office:document-meta>
</file>